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ee06" officeooo:paragraph-rsid="001cee06"/>
    </style:style>
    <style:style style:name="P2" style:family="paragraph" style:parent-style-name="Standard">
      <style:text-properties officeooo:rsid="001f85c0" officeooo:paragraph-rsid="001f85c0"/>
    </style:style>
    <style:style style:name="P3" style:family="paragraph" style:parent-style-name="Standard">
      <style:text-properties officeooo:rsid="00208369" officeooo:paragraph-rsid="00208369"/>
    </style:style>
    <style:style style:name="T1" style:family="text">
      <style:text-properties officeooo:rsid="001ead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ivo é fazer pedra papel e tesoura</text:p>
      <text:p text:style-name="P1">primeiro devemos estabelecer funções do jogador e da maquina</text:p>
      <text:p text:style-name="P1"/>
      <text:p text:style-name="P1">Máquina:</text:p>
      <text:p text:style-name="P1">escolhe número de 0 a 2 </text:p>
      <text:p text:style-name="P1">se for 0 = rock</text:p>
      <text:p text:style-name="P1">se for 1 = papel</text:p>
      <text:p text:style-name="P1">se for 2 = tesoura</text:p>
      <text:p text:style-name="P1"/>
      <text:p text:style-name="P1"/>
      <text:p text:style-name="P1">Jogador:</text:p>
      <text:p text:style-name="P1">jogador escreve a opção que quer</text:p>
      <text:p text:style-name="P1"/>
      <text:p text:style-name="P1">rock, ROCK, ou rOcK = rock</text:p>
      <text:p text:style-name="P1">(string.toLowerCase)o</text:p>
      <text:p text:style-name="P1">se não for igual a rock ou papel ou tesoura </text:p>
      <text:p text:style-name="P1"><text:s text:c="2"/>pedir “por favor coloque uma das alternativas”</text:p>
      <text:p text:style-name="P1"/>
      <text:p text:style-name="P1"/>
      <text:p text:style-name="P1">Segundo:</text:p>
      <text:p text:style-name="P1"/>
      <text:p text:style-name="P1">Ok!</text:p>
      <text:p text:style-name="P1">Agora devemos fazer a função de um round:</text:p>
      <text:p text:style-name="P1">round (playerChoice , machineChoice)</text:p>
      <text:p text:style-name="P1">se playerChoice === machine choice </text:p>
      <text:p text:style-name="P1"><text:s text:c="4"/>retorne o valor de EMPATE</text:p>
      <text:p text:style-name="P1"><text:s text:c="4"/>e console.log(empate)</text:p>
      <text:p text:style-name="P1"><text:s/>se playerChoice === rock e machineChoice === tesoura</text:p>
      <text:p text:style-name="P1"><text:s text:c="3"/>retorne o valor jogador ganhou <text:s/></text:p>
      <text:p text:style-name="P1"><text:s/>se <text:span text:style-name="T1">playerChoice === papel e machineChoice === rock</text:span></text:p>
      <text:p text:style-name="P1"><text:s text:c="3"/><text:span text:style-name="T1">retorn jogador ganhou</text:span></text:p>
      <text:p text:style-name="P1"><text:s/><text:span text:style-name="T1">se playerChoice === tesoura e machineChoice === papel</text:span></text:p>
      <text:p text:style-name="P1"><text:s text:c="2"/><text:span text:style-name="T1">return jogador ganhou</text:span></text:p>
      <text:p text:style-name="P1"><text:s/><text:span text:style-name="T1">ou então { return jogador perdeu}</text:span></text:p>
      <text:p text:style-name="P1"/>
      <text:p text:style-name="P2">Terceiro:</text:p>
      <text:p text:style-name="P2">uma play de ___ rounds</text:p>
      <text:p text:style-name="P2">definir função play(númeroRounds) </text:p>
      <text:p text:style-name="P2"><text:s/>let wins = 0</text:p>
      <text:p text:style-name="P2"><text:s/>let losses = 0</text:p>
      <text:p text:style-name="P2"/>
      <text:p text:style-name="P2">para partida = 0 , enquanto for &lt;= númerorounds, partida = partida + 1</text:p>
      <text:p text:style-name="P2">se round === EMPATE </text:p>
      <text:p text:style-name="P2"><text:s text:c="4"/>(console.log(“EMPATE”)</text:p>
      <text:p text:style-name="P2"><text:s text:c="3"/></text:p>
      <text:p text:style-name="P2">se round === jogador ganhou</text:p>
      <text:p text:style-name="P2"><text:s text:c="2"/></text:p>
      <text:p text:style-name="P2"><text:s text:c="2"/>return wins = wins + 1</text:p>
      <text:p text:style-name="P2"/>
      <text:p text:style-name="P2">se round === jogador perdeu</text:p>
      <text:p text:style-name="P2"/>
      <text:p text:style-name="P2"><text:s text:c="2"/>return losses = losses + 1</text:p>
      <text:p text:style-name="P3"><text:soft-page-break/>console.log(wins)</text:p>
      <text:p text:style-name="P3">console.log(losses)</text:p>
      <text:p text:style-name="P3">if wins &gt; losses { </text:p>
      <text:p text:style-name="P3">console.log(Congratulations you’ve won this play)}</text:p>
      <text:p text:style-name="P3"><text:s/>eles { console.log(I’m sorry you should try again)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5T15:47:43.853978732</meta:creation-date>
    <dc:date>2023-02-05T17:06:47.644417463</dc:date>
    <meta:editing-duration>PT37M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6" meta:word-count="214" meta:character-count="1286" meta:non-whitespace-character-count="1070"/>
  </office:meta>
</office:document-meta>
</file>